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st No.</text:p>
          </table:table-cell>
          <table:table-cell table:style-name="ce1" office:value-type="string" calcext:value-type="string">
            <text:p>Title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use of the Local DB Manag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ad/Edit <text:s/>Employee Database: unidirectional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/Edit <text:s/>Employee Database: Cached update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 of TIBUpdateSQL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Database from SQL Script and Extract SQL – FB4 extensions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vice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TIBUpdate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 of TIBStoredProc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dentify Column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ser test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ter/Detail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tract Object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g dataset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ray Handling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41:16.279411878</meta:creation-date>
    <meta:generator>LibreOffice/6.0.7.3$Linux_X86_64 LibreOffice_project/00m0$Build-3</meta:generator>
    <dc:date>2020-02-04T14:49:27.795354849</dc:date>
    <meta:editing-duration>PT8M13S</meta:editing-duration>
    <meta:editing-cycles>1</meta:editing-cycles>
    <meta:document-statistic meta:table-count="1" meta:cell-count="46" meta:object-count="0"/>
  </office:meta>
</office:document-meta>
</file>